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0.76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4.493cm"/>
    </style:style>
    <style:style style:name="co12" style:family="table-column">
      <style:table-column-properties fo:break-before="auto" style:column-width="4.66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Heading_20_1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Heading_20_2">
      <style:table-cell-properties style:text-align-source="fix" style:repeat-content="false" style:vertical-align="middle"/>
      <style:paragraph-properties fo:text-align="start" fo:margin-left="0cm"/>
    </style:style>
    <style:style style:name="ce18" style:family="table-cell" style:parent-style-name="Heading_20_2">
      <style:table-cell-properties style:text-align-source="value-type" style:repeat-content="false" style:vertical-align="middle"/>
      <style:paragraph-properties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User_20_input" style:data-style-name="N11"/>
    <style:style style:name="ce21" style:family="table-cell" style:parent-style-name="Result" style:data-style-name="N113"/>
    <style:style style:name="ce22" style:family="table-cell" style:parent-style-name="Heading_20_2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 style:data-style-name="N113"/>
    <style:style style:name="ce3" style:family="table-cell" style:parent-style-name="Default" style:data-style-name="N11"/>
    <style:style style:name="ce4" style:family="table-cell" style:parent-style-name="Bad" style:data-style-name="N81">
      <style:map style:condition="cell-content()&lt;[$LT8710.$G$43]" style:apply-style-name="Good" style:base-cell-address="LT8710.C43"/>
    </style:style>
    <style:style style:name="ce5" style:family="table-cell" style:parent-style-name="Default" style:data-style-name="N106"/>
    <style:style style:name="ce28" style:family="table-cell" style:parent-style-name="Bad" style:data-style-name="N81">
      <style:map style:condition="cell-content()&lt;[$LT8710.$E$34]" style:apply-style-name="Good" style:base-cell-address="LT8710.E12"/>
    </style:style>
    <style:style style:name="ce29" style:family="table-cell" style:parent-style-name="Bad" style:data-style-name="N81">
      <style:map style:condition="cell-content()&lt;[$LT8710.$E$35]" style:apply-style-name="Good" style:base-cell-address="LT8710.E13"/>
    </style:style>
    <style:style style:name="ce33" style:family="table-cell" style:parent-style-name="Bad" style:data-style-name="N81">
      <style:map style:condition="cell-content-is-between([$LT8710.$C$43],[$LT8710.$G$43])" style:apply-style-name="Good" style:base-cell-address="LT8710.E15"/>
    </style:style>
    <style:style style:name="ce34" style:family="table-cell" style:parent-style-name="Bad" style:data-style-name="N81">
      <style:map style:condition="cell-content()&gt;[$LT8710.$C$48]" style:apply-style-name="Good" style:base-cell-address="LT8710.E19"/>
    </style:style>
    <style:style style:name="ce39" style:family="table-cell" style:parent-style-name="Bad" style:data-style-name="N106">
      <style:map style:condition="cell-content-is-between([$LT8710.$C$58],[$LT8710.$G$58])" style:apply-style-name="Good" style:base-cell-address="LT8710.E20"/>
    </style:style>
    <style:style style:name="ce40" style:family="table-cell" style:parent-style-name="Default" style:data-style-name="N4"/>
    <style:style style:name="ce9" style:family="table-cell" style:parent-style-name="Bad" style:data-style-name="N11">
      <style:map style:condition="cell-content-is-between([.C27],[.G27])" style:apply-style-name="Good" style:base-cell-address="LT8710.E27"/>
      <style:map style:condition="cell-content()=0" style:apply-style-name="Accent" style:base-cell-address="LT8710.E27"/>
    </style:style>
    <style:style style:name="ce10" style:family="table-cell" style:parent-style-name="Error">
      <style:text-properties fo:font-weight="normal" style:font-weight-asian="normal" style:font-weight-complex="normal"/>
      <style:map style:condition="cell-content()=[$LT8710.$E$8]" style:apply-style-name="Good" style:base-cell-address="LT8710.E31"/>
    </style:style>
    <style:style style:name="ce11" style:family="table-cell" style:parent-style-name="Bad" style:data-style-name="N120">
      <style:map style:condition="cell-content-is-between([$LT8710.$C$33],[$LT8710.$G$33])" style:apply-style-name="Good" style:base-cell-address="LT8710.E33"/>
    </style:style>
    <style:style style:name="ce56" style:family="table-cell" style:parent-style-name="Default" style:data-style-name="N118"/>
    <style:style style:name="ce12" style:family="table-cell" style:parent-style-name="Result" style:data-style-name="N81"/>
    <style:style style:name="ce13" style:family="table-cell" style:parent-style-name="Result" style:data-style-name="N106"/>
    <style:style style:name="ce35" style:family="table-cell" style:parent-style-name="Result" style:data-style-name="N118"/>
    <style:style style:name="ce36" style:family="table-cell" style:parent-style-name="Bad" style:data-style-name="N118">
      <style:map style:condition="cell-content()&gt;[$LT8710.$C$53]" style:apply-style-name="Good" style:base-cell-address="LT8710.E53"/>
    </style:style>
    <style:style style:name="ce37" style:family="table-cell" style:parent-style-name="Bad" style:data-style-name="N106">
      <style:map style:condition="cell-content()&lt;[$LT8710.$G$56]" style:apply-style-name="Good" style:base-cell-address="LT8710.E56"/>
    </style:style>
    <style:style style:name="ce38" style:family="table-cell" style:parent-style-name="User_20_input" style:data-style-name="N106"/>
    <style:style style:name="ce15" style:family="table-cell" style:parent-style-name="Bad" style:data-style-name="N81">
      <style:map style:condition="cell-content()&gt;[$LT8710.$C$43]" style:apply-style-name="Good" style:base-cell-address="LT8710.G43"/>
    </style:style>
    <style:style style:name="ce58" style:family="table-cell" style:parent-style-name="User_20_input" style:data-style-name="N3"/>
    <style:style style:name="ce59" style:family="table-cell" style:parent-style-name="Default" style:data-style-name="N81"/>
    <style:style style:name="ce62" style:family="table-cell" style:parent-style-name="Bad" style:data-style-name="N81">
      <style:map style:condition="cell-content()&lt;[$LT8710.$G$43]" style:apply-style-name="Good" style:base-cell-address="LT8710_Batt.C43"/>
    </style:style>
    <style:style style:name="ce31" style:family="table-cell" style:parent-style-name="Bad">
      <style:map style:condition="cell-content()&lt;[$LT8710.$E$34]" style:apply-style-name="Good" style:base-cell-address="LT8710_Batt.E12"/>
    </style:style>
    <style:style style:name="ce32" style:family="table-cell" style:parent-style-name="Bad">
      <style:map style:condition="cell-content()&lt;[$LT8710.$E$35]" style:apply-style-name="Good" style:base-cell-address="LT8710_Batt.E13"/>
    </style:style>
    <style:style style:name="ce65" style:family="table-cell" style:parent-style-name="Bad" style:data-style-name="N81">
      <style:map style:condition="cell-content-is-between([$LT8710.$C$43],[$LT8710.$G$43])" style:apply-style-name="Good" style:base-cell-address="LT8710_Batt.E15"/>
    </style:style>
    <style:style style:name="ce66" style:family="table-cell" style:parent-style-name="Bad" style:data-style-name="N81">
      <style:map style:condition="cell-content()&gt;[$LT8710.$C$48]" style:apply-style-name="Good" style:base-cell-address="LT8710_Batt.E19"/>
    </style:style>
    <style:style style:name="ce67" style:family="table-cell" style:parent-style-name="Bad" style:data-style-name="N106">
      <style:map style:condition="cell-content-is-between([$LT8710.$C$58],[$LT8710.$G$58])" style:apply-style-name="Good" style:base-cell-address="LT8710_Batt.E20"/>
    </style:style>
    <style:style style:name="ce68" style:family="table-cell" style:parent-style-name="Bad" style:data-style-name="N11">
      <style:map style:condition="cell-content-is-between([.C27],[.G27])" style:apply-style-name="Good" style:base-cell-address="LT8710_Batt.E27"/>
      <style:map style:condition="cell-content()=0" style:apply-style-name="Accent" style:base-cell-address="LT8710_Batt.E27"/>
    </style:style>
    <style:style style:name="ce69" style:family="table-cell" style:parent-style-name="Error">
      <style:text-properties fo:font-weight="normal" style:font-weight-asian="normal" style:font-weight-complex="normal"/>
      <style:map style:condition="cell-content()=[$LT8710.$E$8]" style:apply-style-name="Good" style:base-cell-address="LT8710_Batt.E31"/>
    </style:style>
    <style:style style:name="ce71" style:family="table-cell" style:parent-style-name="Bad" style:data-style-name="N120">
      <style:map style:condition="cell-content-is-between([$LT8710.$C$33],[$LT8710.$G$33])" style:apply-style-name="Good" style:base-cell-address="LT8710_Batt.E33"/>
    </style:style>
    <style:style style:name="ce70" style:family="table-cell" style:parent-style-name="Default" style:data-style-name="N118">
      <style:table-cell-properties fo:background-color="#b4c7dc"/>
    </style:style>
    <style:style style:name="ce73" style:family="table-cell" style:parent-style-name="Bad" style:data-style-name="N118">
      <style:map style:condition="cell-content()&gt;[$LT8710.$C$53]" style:apply-style-name="Good" style:base-cell-address="LT8710_Batt.E53"/>
    </style:style>
    <style:style style:name="ce74" style:family="table-cell" style:parent-style-name="Bad" style:data-style-name="N106">
      <style:map style:condition="cell-content()&lt;[$LT8710.$G$56]" style:apply-style-name="Good" style:base-cell-address="LT8710_Batt.E56"/>
    </style:style>
    <style:style style:name="ce75" style:family="table-cell" style:parent-style-name="Bad" style:data-style-name="N81">
      <style:map style:condition="cell-content()&gt;[$LT8710.$C$43]" style:apply-style-name="Good" style:base-cell-address="LT8710_Batt.G43"/>
    </style:style>
  </office:automatic-styles>
  <office:body>
    <office:spreadsheet>
      <table:calculation-settings table:automatic-find-labels="false" table:use-regular-expressions="false" table:use-wildcards="true"/>
      <table:table table:name="Solar Cel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aracteristics</text:p>
          </table:table-cell>
          <table:covered-table-cell table:number-columns-repeated="2" table:style-name="Heading_20_1"/>
          <table:covered-table-cell table:number-columns-repeated="5"/>
        </table:table-row>
        <table:table-row table:style-name="ro2">
          <table:table-cell table:style-name="ce17" office:value-type="string" calcext:value-type="string" table:number-columns-spanned="2" table:number-rows-spanned="1">
            <text:p>Short-Circuit Current</text:p>
          </table:table-cell>
          <table:covered-table-cell table:style-name="Heading_20_2"/>
          <table:table-cell table:style-name="ce17" office:value-type="string" calcext:value-type="string" table:number-columns-spanned="2" table:number-rows-spanned="1">
            <text:p>Open circuit voltage</text:p>
          </table:table-cell>
          <table:covered-table-cell table:style-name="Heading_20_2"/>
          <table:table-cell table:style-name="ce17" office:value-type="string" calcext:value-type="string" table:number-columns-spanned="2" table:number-rows-spanned="1">
            <text:p>MPP Current</text:p>
          </table:table-cell>
          <table:covered-table-cell table:style-name="ce22"/>
          <table:table-cell table:style-name="ce17" office:value-type="string" calcext:value-type="string" table:number-columns-spanned="2" table:number-rows-spanned="1">
            <text:p>MPP voltage</text:p>
          </table:table-cell>
          <table:covered-table-cell table:style-name="ce22"/>
        </table:table-row>
        <table:table-row table:style-name="ro3">
          <table:table-cell table:style-name="User_20_input" office:value-type="float" office:value="6.24" calcext:value-type="float">
            <text:p>6,24</text:p>
          </table:table-cell>
          <table:table-cell office:value-type="string" calcext:value-type="string">
            <text:p>A</text:p>
          </table:table-cell>
          <table:table-cell table:style-name="User_20_input" office:value-type="float" office:value="0.682" calcext:value-type="float">
            <text:p>0,682</text:p>
          </table:table-cell>
          <table:table-cell office:value-type="string" calcext:value-type="string">
            <text:p>V</text:p>
          </table:table-cell>
          <table:table-cell table:style-name="User_20_input" office:value-type="float" office:value="5.83" calcext:value-type="float">
            <text:p>5,83</text:p>
          </table:table-cell>
          <table:table-cell office:value-type="string" calcext:value-type="string">
            <text:p>A</text:p>
          </table:table-cell>
          <table:table-cell table:style-name="User_20_input" office:value-type="float" office:value="0.574" calcext:value-type="float">
            <text:p>0,574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table:style-name="ce18" office:value-type="string" calcext:value-type="string" table:number-columns-spanned="2" table:number-rows-spanned="1">
            <text:p>MPP Current</text:p>
          </table:table-cell>
          <table:covered-table-cell/>
          <table:table-cell table:style-name="ce17" office:value-type="string" calcext:value-type="string" table:number-columns-spanned="2" table:number-rows-spanned="1">
            <text:p>MPP Voltage</text:p>
          </table:table-cell>
          <table:covered-table-cell/>
          <table:table-cell table:number-columns-repeated="4"/>
        </table:table-row>
        <table:table-row table:style-name="ro3"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Environment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style-name="Heading_20_2" office:value-type="string" calcext:value-type="string">
            <text:p>Solar yield</text:p>
          </table:table-cell>
          <table:table-cell/>
          <table:table-cell table:style-name="ce20" office:value-type="percentage" office:value="0.8" calcext:value-type="percentage">
            <text:p>80,00 %</text:p>
          </table:table-cell>
          <table:table-cell table:number-columns-repeated="5"/>
        </table:table-row>
        <table:table-row table:style-name="ro2">
          <table:table-cell table:style-name="Heading_20_2" office:value-type="string" calcext:value-type="string">
            <text:p>Cell ammount</text:p>
          </table:table-cell>
          <table:table-cell/>
          <table:table-cell table:style-name="User_20_input"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dmissible voltage fall</text:p>
          </table:table-cell>
          <table:table-cell/>
          <table:table-cell table:style-name="ce20" office:value-type="percentage" office:value="0.075" calcext:value-type="percentage">
            <text:p>7,50 %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8" table:number-rows-spanned="1">
            <text:p>Computations</text:p>
          </table:table-cell>
          <table:covered-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</text:p>
          </table:table-cell>
          <table:table-cell/>
          <table:table-cell office:value-type="string" calcext:value-type="string">
            <text:p>Max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string" calcext:value-type="string">
            <text:p>Current</text:p>
          </table:table-cell>
          <table:table-cell table:number-columns-repeated="3"/>
          <table:table-cell table:style-name="Result" table:formula="of:=[.C7]*[.E3]" office:value-type="float" office:value="4.664" calcext:value-type="float">
            <text:p>4,664</text:p>
          </table:table-cell>
          <table:table-cell table:style-name="Result" office:value-type="string" calcext:value-type="string">
            <text:p>A</text:p>
          </table:table-cell>
          <table:table-cell table:formula="of:=[.C7]*[.A3]" office:value-type="float" office:value="4.992" calcext:value-type="float">
            <text:p>4,992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table:style-name="ce2" office:value-type="string" calcext:value-type="string">
            <text:p>Voltage</text:p>
          </table:table-cell>
          <table:table-cell/>
          <table:table-cell table:style-name="Result" table:formula="of:=(1-[.C9])*[.E14]" office:value-type="float" office:value="7.4333" calcext:value-type="float">
            <text:p>7,4333</text:p>
          </table:table-cell>
          <table:table-cell table:style-name="Result" office:value-type="string" calcext:value-type="string">
            <text:p>V</text:p>
          </table:table-cell>
          <table:table-cell table:style-name="Result" table:formula="of:=[.C8]*[.G3]" office:value-type="float" office:value="8.036" calcext:value-type="float">
            <text:p>8,036</text:p>
          </table:table-cell>
          <table:table-cell table:style-name="Result" office:value-type="string" calcext:value-type="string">
            <text:p>V</text:p>
          </table:table-cell>
          <table:table-cell table:formula="of:=[.C8]*[.C3]" office:value-type="float" office:value="9.548" calcext:value-type="float">
            <text:p>9,548</text:p>
          </table:table-cell>
          <table:table-cell office:value-type="string" calcext:value-type="string">
            <text:p>V</text:p>
          </table:table-cell>
        </table:table-row>
        <table:table-row table:style-name="ro3">
          <table:table-cell table:style-name="ce2" office:value-type="string" calcext:value-type="string">
            <text:p>Power</text:p>
          </table:table-cell>
          <table:table-cell table:number-columns-repeated="3"/>
          <table:table-cell table:style-name="ce21" table:formula="of:=[.E13]*[.E14]" office:value-type="float" office:value="37.479904" calcext:value-type="float">
            <text:p>37,480</text:p>
          </table:table-cell>
          <table:table-cell table:style-name="Result" office:value-type="string" calcext:value-type="string">
            <text:p>W</text:p>
          </table:table-cell>
          <table:table-cell table:style-name="ce23" table:formula="of:=[.G13]*[.G14]" office:value-type="float" office:value="47.663616" calcext:value-type="float">
            <text:p>47,664</text:p>
          </table:table-cell>
          <table:table-cell office:value-type="string" calcext:value-type="string">
            <text:p>W</text:p>
          </table:table-cell>
        </table:table-row>
      </table:table>
      <table:table table:name="LT8710" table:style-name="ta1"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style-name="Heading_20_1" office:value-type="string" calcext:value-type="string" table:number-columns-spanned="8" table:number-rows-spanned="1">
            <text:p>Design parameter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 table:style-name="Heading_20_2" office:value-type="string" calcext:value-type="string" table:number-columns-spanned="2" table:number-rows-spanned="1">
            <text:p>Vin</text:p>
          </table:table-cell>
          <table:covered-table-cell/>
          <table:table-cell table:style-name="Heading_20_2" office:value-type="string" calcext:value-type="string" table:number-columns-spanned="2" table:number-rows-spanned="1">
            <text:p>Vout</text:p>
          </table:table-cell>
          <table:covered-table-cell/>
          <table:table-cell table:style-name="Heading_20_2" office:value-type="string" calcext:value-type="string" table:number-columns-spanned="2" table:number-rows-spanned="1">
            <text:p>Iin</text:p>
          </table:table-cell>
          <table:covered-table-cell/>
          <table:table-cell table:style-name="Heading_20_2" office:value-type="string" calcext:value-type="string" table:number-columns-spanned="2" table:number-rows-spanned="1">
            <text:p>Freq.</text:p>
          </table:table-cell>
          <table:covered-table-cell/>
          <table:table-cell table:number-columns-repeated="3"/>
        </table:table-row>
        <table:table-row table:style-name="ro3">
          <table:table-cell table:style-name="Result" table:formula="of:=[$'Solar Cells'.E14]" office:value-type="float" office:value="8.036" calcext:value-type="float">
            <text:p>8,036</text:p>
          </table:table-cell>
          <table:table-cell office:value-type="string" calcext:value-type="string">
            <text:p>V</text:p>
          </table:table-cell>
          <table:table-cell table:style-name="User_20_input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User_20_input" table:formula="of:=[$'Solar Cells'.G13]" office:value-type="float" office:value="4.992" calcext:value-type="float">
            <text:p>4,992</text:p>
          </table:table-cell>
          <table:table-cell office:value-type="string" calcext:value-type="string">
            <text:p>A</text:p>
          </table:table-cell>
          <table:table-cell table:style-name="ce38" office:value-type="float" office:value="250000" calcext:value-type="float">
            <text:p>250,00E+03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2">
          <table:table-cell table:style-name="Heading_20_2" office:value-type="string" calcext:value-type="string">
            <text:p>Vin min</text:p>
          </table:table-cell>
          <table:table-cell/>
          <table:table-cell table:style-name="Heading_20_2" office:value-type="string" calcext:value-type="string">
            <text:p>Vin max</text:p>
          </table:table-cell>
          <table:table-cell table:number-columns-repeated="8"/>
        </table:table-row>
        <table:table-row table:style-name="ro3">
          <table:table-cell table:style-name="Result" table:formula="of:=[$'Solar Cells'.C14]" office:value-type="float" office:value="7.4333" calcext:value-type="float">
            <text:p>7,4333</text:p>
          </table:table-cell>
          <table:table-cell office:value-type="string" calcext:value-type="string">
            <text:p>V</text:p>
          </table:table-cell>
          <table:table-cell table:formula="of:=[$'Solar Cells'.G14]" office:value-type="float" office:value="9.548" calcext:value-type="float">
            <text:p>9,548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2">
          <table:table-cell table:style-name="Heading_20_2" office:value-type="string" calcext:value-type="string" table:number-columns-spanned="7" table:number-rows-spanned="1">
            <text:p>Part parameters</text:p>
          </table:table-cell>
          <table:covered-table-cell table:number-columns-repeated="6"/>
          <table:table-cell table:number-columns-repeated="4"/>
        </table:table-row>
        <table:table-row table:style-name="ro3">
          <table:table-cell table:style-name="ce2" office:value-type="string" calcext:value-type="string">
            <text:p>Current Limit/ DC coefs</text:p>
          </table:table-cell>
          <table:table-cell/>
          <table:table-cell office:value-type="string" calcext:value-type="string">
            <text:p>DC1</text:p>
          </table:table-cell>
          <table:table-cell/>
          <table:table-cell table:style-name="ce3" office:value-type="percentage" office:value="0.4" calcext:value-type="percentage">
            <text:p>40,00 %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Delta CS1</text:p>
          </table:table-cell>
          <table:table-cell/>
          <table:table-cell office:value-type="float" office:value="0.045" calcext:value-type="float">
            <text:p>0,04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DC2</text:p>
          </table:table-cell>
          <table:table-cell/>
          <table:table-cell table:style-name="ce3" office:value-type="percentage" office:value="0.8" calcext:value-type="percentage">
            <text:p>80,00 %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Delta CS2</text:p>
          </table:table-cell>
          <table:table-cell/>
          <table:table-cell office:value-type="float" office:value="0.035" calcext:value-type="float">
            <text:p>0,03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Rsense </text:p>
          </table:table-cell>
          <table:table-cell/>
          <table:table-cell office:value-type="string" calcext:value-type="string">
            <text:p>Rsense1</text:p>
          </table:table-cell>
          <table:table-cell/>
          <table:table-cell table:style-name="ce28" office:value-type="float" office:value="0.003" calcext:value-type="float">
            <text:p>3,00E-03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Rsense2</text:p>
          </table:table-cell>
          <table:table-cell/>
          <table:table-cell table:style-name="ce29" office:value-type="float" office:value="0.006" calcext:value-type="float">
            <text:p>6,00E-03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Inductor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33" office:value-type="float" office:value="0.0000056" calcext:value-type="float">
            <text:p>5,60E-0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nput FB limits</text:p>
          </table:table-cell>
          <table:table-cell/>
          <table:table-cell office:value-type="string" calcext:value-type="string">
            <text:p>Low level</text:p>
          </table:table-cell>
          <table:table-cell/>
          <table:table-cell office:value-type="float" office:value="1.55" calcext:value-type="float">
            <text:p>1,5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High level</text:p>
          </table:table-cell>
          <table:table-cell/>
          <table:table-cell office:value-type="float" office:value="1.662" calcext:value-type="float">
            <text:p>1,662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Cimon</text:p>
          </table:table-cell>
          <table:table-cell table:number-columns-repeated="3"/>
          <table:table-cell table:style-name="ce34" office:value-type="float" office:value="0.000000068" calcext:value-type="float">
            <text:p>6,80E-08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SS Capa</text:p>
          </table:table-cell>
          <table:table-cell table:number-columns-repeated="3"/>
          <table:table-cell table:style-name="ce39" office:value-type="float" office:value="0.00000062" calcext:value-type="float">
            <text:p>620,00E-09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 table:number-rows-repeated="2"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Heading_20_1" office:value-type="string" calcext:value-type="string" table:number-columns-spanned="8" table:number-rows-spanned="1">
            <text:p>Computations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,</text:p>
          </table:table-cell>
          <table:table-cell/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utput current at max V</text:p>
          </table:table-cell>
          <table:table-cell table:number-columns-repeated="3"/>
          <table:table-cell table:style-name="ce40" table:formula="of:=[.E3]*[.A3]/[.C3]" office:value-type="float" office:value="2.22865066666667" calcext:value-type="float">
            <text:p>2,2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uty cycle max</text:p>
          </table:table-cell>
          <table:table-cell/>
          <table:table-cell table:style-name="ce3" office:value-type="percentage" office:value="0.2" calcext:value-type="percentage">
            <text:p>20,00 %</text:p>
          </table:table-cell>
          <table:table-cell/>
          <table:table-cell table:style-name="ce9" table:formula="of:=[.C3]/([.A5]+[.C3])" office:value-type="percentage" office:value="0.707733561905062" calcext:value-type="percentage">
            <text:p>70,77 %</text:p>
          </table:table-cell>
          <table:table-cell/>
          <table:table-cell table:style-name="ce3" office:value-type="percentage" office:value="0.8" calcext:value-type="percentage">
            <text:p>80,00 %</text:p>
          </table:table-cell>
          <table:table-cell table:number-columns-repeated="4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CLvsDC Coeff</text:p>
          </table:table-cell>
          <table:table-cell table:number-columns-repeated="3"/>
          <table:table-cell table:formula="of:=([.E10]-[.E8])/([.E9]-[.E7])" office:value-type="float" office:value="-0.025" calcext:value-type="float">
            <text:p>-0,02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LvsDC Offset</text:p>
          </table:table-cell>
          <table:table-cell table:number-columns-repeated="3"/>
          <table:table-cell table:formula="of:=[.E8]-([.E29]*[.E7])" office:value-type="float" office:value="0.055" calcext:value-type="float">
            <text:p>0,0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lvsDC Check</text:p>
          </table:table-cell>
          <table:table-cell table:number-columns-repeated="3"/>
          <table:table-cell table:style-name="ce10" table:formula="of:=[.E7]*[.E29]+[.E30]" office:value-type="float" office:value="0.045" calcext:value-type="float">
            <text:p>0,045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lta input curr sense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V</text:p>
          </table:table-cell>
          <table:table-cell table:style-name="ce11" table:formula="of:=[.E27]*[.E29]+[.E30]" office:value-type="float" office:value="0.0373066609523735" calcext:value-type="float">
            <text:p>0,03731</text:p>
          </table:table-cell>
          <table:table-cell office:value-type="string" calcext:value-type="string">
            <text:p>V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Rsense 1 Max</text:p>
          </table:table-cell>
          <table:table-cell table:number-columns-repeated="3"/>
          <table:table-cell table:style-name="ce56" table:formula="of:=0.58*[.E33]/[.E25]*(1-[.E27])" office:value-type="float" office:value="0.00283760095046335" calcext:value-type="float">
            <text:p>0,003</text:p>
          </table:table-cell>
          <table:table-cell table:number-columns-repeated="3"/>
          <table:table-cell table:formula="of:=0.58*[.E33]/[.E25]*(1-[.E27])" office:value-type="float" office:value="0.00283760095046335" calcext:value-type="float">
            <text:p>0,00283760095046335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Rsense 2 Max</text:p>
          </table:table-cell>
          <table:table-cell table:number-columns-repeated="3"/>
          <table:table-cell table:style-name="ce56" table:formula="of:=0.05/(1.6*[.E3])" office:value-type="float" office:value="0.00626001602564103" calcext:value-type="float">
            <text:p>0,006</text:p>
          </table:table-cell>
          <table:table-cell table:number-columns-repeated="3"/>
          <table:table-cell table:formula="of:=0.05/(1.6*[.E3])" office:value-type="float" office:value="0.00626001602564103" calcext:value-type="float">
            <text:p>0,0062600160256410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Ltyp</text:p>
          </table:table-cell>
          <table:table-cell table:number-columns-repeated="3"/>
          <table:table-cell table:style-name="ce5" table:formula="of:=([.E12]*[.C3]/(0.0125*[.G3]))*([.A5]/([.A5]+[.C3]))" office:value-type="float" office:value="0.00000505036405028054" calcext:value-type="float">
            <text:p>5,05E-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in</text:p>
          </table:table-cell>
          <table:table-cell table:number-columns-repeated="3"/>
          <table:table-cell table:style-name="ce5" table:formula="of:=(([.E12]*[.C3])/(0.04*[.G3]))*(1-([.A5]/[.C3])^2)" office:value-type="float" office:value="0.00000447910085183333" calcext:value-type="float">
            <text:p>4,48E-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ax</text:p>
          </table:table-cell>
          <table:table-cell table:number-columns-repeated="3"/>
          <table:table-cell table:style-name="ce5" table:formula="of:=(([.E12]*[.C3])/(0.005*[.G3])*([.A5]/([.A5]+[.C3])))" office:value-type="float" office:value="0.0000126259101257013" calcext:value-type="float">
            <text:p>12,63E-06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5"/>
          <table:table-cell table:number-columns-repeated="6"/>
        </table:table-row>
        <table:table-row table:style-name="ro3">
          <table:table-cell office:value-type="string" calcext:value-type="string">
            <text:p>Lmin for subharmonics</text:p>
          </table:table-cell>
          <table:table-cell table:number-columns-repeated="3"/>
          <table:table-cell table:style-name="ce5" table:formula="of:=IF([.E27]&gt;0.5;([.A3]*[.E12]*(2*[.E27]-1))/(0.04*[.E27]*[.G3]*(1-[.E27]));0)" office:value-type="float" office:value="0.00000484227119117119" calcext:value-type="float">
            <text:p>4,84E-06</text:p>
          </table:table-cell>
          <table:table-cell table:number-columns-repeated="3"/>
          <table:table-cell office:value-type="string" calcext:value-type="string">
            <text:p>(!= 0 only if DC&gt;0,5)</text:p>
          </table:table-cell>
          <table:table-cell/>
          <table:table-cell table:style-name="ce5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Final Lrange</text:p>
          </table:table-cell>
          <table:table-cell/>
          <table:table-cell table:style-name="ce4" table:formula="of:=MAX([.E37];[.E38];[.E41])" office:value-type="float" office:value="0.00000505036405028054" calcext:value-type="float">
            <text:p>5,05E-06</text:p>
          </table:table-cell>
          <table:table-cell/>
          <table:table-cell table:style-name="ce12" table:formula="of:=[.E15]" office:value-type="float" office:value="0.0000056" calcext:value-type="float">
            <text:p>5,60E-06</text:p>
          </table:table-cell>
          <table:table-cell/>
          <table:table-cell table:style-name="ce15" table:formula="of:=[.E39]" office:value-type="float" office:value="0.0000126259101257013" calcext:value-type="float">
            <text:p>1,26E-05</text:p>
          </table:table-cell>
          <table:table-cell/>
          <table:table-cell office:value-type="string" calcext:value-type="string">
            <text:p>DC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 Peak current</text:p>
          </table:table-cell>
          <table:table-cell table:number-columns-repeated="3"/>
          <table:table-cell table:formula="of:=(((0.054-(0.016*([.E27]^2)))/[.E12])+([.A3]*0.0000001/[.E43]))" office:value-type="float" office:value="15.4721037618836" calcext:value-type="float">
            <text:p>15,4721037618836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Cout</text:p>
          </table:table-cell>
          <table:table-cell/>
          <table:table-cell table:style-name="ce5" table:formula="of:=([.E3]*[.E27]/([.G3]*0.005*[.C3]))" office:value-type="float" office:value="0.000157022486268003" calcext:value-type="float">
            <text:p>157,02E-06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3">
          <table:table-cell table:style-name="ce2" office:value-type="string" calcext:value-type="string">
            <text:p>Cin</text:p>
          </table:table-cell>
          <table:table-cell/>
          <table:table-cell table:style-name="ce5" table:formula="of:=([.E27]/(8*[.E15]*0.005*[.G3]^2))" office:value-type="float" office:value="0.000050552397278933" calcext:value-type="float">
            <text:p>50,55E-06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3">
          <table:table-cell table:style-name="ce2" office:value-type="string" calcext:value-type="string">
            <text:p>Cimon</text:p>
          </table:table-cell>
          <table:table-cell/>
          <table:table-cell table:style-name="ce5" table:formula="of:=(0.0001*[.E27]/(0.005*[.G3]))" office:value-type="float" office:value="0.00000005661868495241" calcext:value-type="float">
            <text:p>56,62E-09</text:p>
          </table:table-cell>
          <table:table-cell/>
          <table:table-cell table:style-name="ce13" table:formula="of:=[.E19]" office:value-type="float" office:value="0.000000068" calcext:value-type="float">
            <text:p>68,00E-09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Rfbx</text:p>
          </table:table-cell>
          <table:table-cell table:number-columns-repeated="3"/>
          <table:table-cell table:style-name="ce13" table:formula="of:=([.C3]-1.213)/(0.0000837)" office:value-type="float" office:value="200561.529271207" calcext:value-type="float">
            <text:p>200,56E+03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Rt</text:p>
          </table:table-cell>
          <table:table-cell table:number-columns-repeated="3"/>
          <table:table-cell table:style-name="ce13" table:formula="of:=1000*((35880/([.G3]/1000))-1)" office:value-type="float" office:value="142520" calcext:value-type="float">
            <text:p>142,52E+03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Coeff VMpp/FBin</text:p>
          </table:table-cell>
          <table:table-cell table:number-columns-repeated="3"/>
          <table:table-cell table:style-name="ce35" table:formula="of:=[.E17]/[.A3]" office:value-type="float" office:value="0.20681931309109" calcext:value-type="float">
            <text:p>0,20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in accepted</text:p>
          </table:table-cell>
          <table:table-cell/>
          <table:table-cell table:formula="of:=[.A5]" office:value-type="float" office:value="7.4333" calcext:value-type="float">
            <text:p>7,4333</text:p>
          </table:table-cell>
          <table:table-cell office:value-type="string" calcext:value-type="string">
            <text:p>V</text:p>
          </table:table-cell>
          <table:table-cell table:style-name="ce36" table:formula="of:=[.E16]/[.E52]" office:value-type="float" office:value="7.49446450060169" calcext:value-type="float">
            <text:p>7,494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lta</text:p>
          </table:table-cell>
          <table:table-cell table:number-columns-repeated="3"/>
          <table:table-cell table:style-name="ce3" table:formula="of:=1-([.E53]/[.C53])" office:value-type="percentage" office:value="-0.00822844505154974" calcext:value-type="percentage">
            <text:p>-0,82 %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Input cap for regulation stab</text:p>
          </table:table-cell>
          <table:table-cell table:number-columns-repeated="3"/>
          <table:table-cell table:style-name="ce37" table:formula="of:=([$'Solar Cells'.E13]*(1/[.G3])/([.A3]-[.E53]))" office:value-type="float" office:value="0.0000344501884377445" calcext:value-type="float">
            <text:p>34,45E-06</text:p>
          </table:table-cell>
          <table:table-cell office:value-type="string" calcext:value-type="string">
            <text:p>F</text:p>
          </table:table-cell>
          <table:table-cell table:style-name="ce5" table:formula="of:=[.C47]" office:value-type="float" office:value="0.000050552397278933" calcext:value-type="float">
            <text:p>50,55E-06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SS capa range</text:p>
          </table:table-cell>
          <table:table-cell/>
          <table:table-cell table:style-name="ce5" table:formula="of:=MAX(0.0000001;5*[.E48])" office:value-type="float" office:value="0.00000034" calcext:value-type="float">
            <text:p>340,00E-09</text:p>
          </table:table-cell>
          <table:table-cell/>
          <table:table-cell table:style-name="ce13" table:formula="of:=[.E20]" office:value-type="float" office:value="0.00000062" calcext:value-type="float">
            <text:p>620,00E-09</text:p>
          </table:table-cell>
          <table:table-cell/>
          <table:table-cell table:formula="of:=0.000001" office:value-type="float" office:value="0.000001" calcext:value-type="float">
            <text:p>0,000001</text:p>
          </table:table-cell>
          <table:table-cell table:number-columns-repeated="4"/>
        </table:table-row>
        <calcext:conditional-formats>
          <calcext:conditional-format calcext:target-range-address="LT8710.E27:LT8710.E27">
            <calcext:condition calcext:apply-style-name="Good" calcext:value="between([.C27],[.G27])" calcext:base-cell-address="LT8710.E27"/>
            <calcext:condition calcext:apply-style-name="Accent" calcext:value="=0" calcext:base-cell-address="LT8710.E27"/>
          </calcext:conditional-format>
          <calcext:conditional-format calcext:target-range-address="LT8710.E31:LT8710.E31">
            <calcext:condition calcext:apply-style-name="Good" calcext:value="=[$LT8710.$E$8]" calcext:base-cell-address="LT8710.E31"/>
          </calcext:conditional-format>
          <calcext:conditional-format calcext:target-range-address="LT8710.E33:LT8710.E33">
            <calcext:condition calcext:apply-style-name="Good" calcext:value="between([$LT8710.$C$33],[$LT8710.$G$33])" calcext:base-cell-address="LT8710.E33"/>
          </calcext:conditional-format>
          <calcext:conditional-format calcext:target-range-address="LT8710.E12:LT8710.E12">
            <calcext:condition calcext:apply-style-name="Good" calcext:value="&lt;[$LT8710.$E$34]" calcext:base-cell-address="LT8710.E12"/>
          </calcext:conditional-format>
          <calcext:conditional-format calcext:target-range-address="LT8710.E13:LT8710.E13">
            <calcext:condition calcext:apply-style-name="Good" calcext:value="&lt;[$LT8710.$E$35]" calcext:base-cell-address="LT8710.E13"/>
          </calcext:conditional-format>
          <calcext:conditional-format calcext:target-range-address="LT8710.C43:LT8710.C43">
            <calcext:condition calcext:apply-style-name="Good" calcext:value="&lt;[$LT8710.$G$43]" calcext:base-cell-address="LT8710.C43"/>
          </calcext:conditional-format>
          <calcext:conditional-format calcext:target-range-address="LT8710.G43:LT8710.G43">
            <calcext:condition calcext:apply-style-name="Good" calcext:value="&gt;[$LT8710.$C$43]" calcext:base-cell-address="LT8710.G43"/>
          </calcext:conditional-format>
          <calcext:conditional-format calcext:target-range-address="LT8710.E15:LT8710.E15">
            <calcext:condition calcext:apply-style-name="Good" calcext:value="between([$LT8710.$C$43],[$LT8710.$G$43])" calcext:base-cell-address="LT8710.E15"/>
          </calcext:conditional-format>
          <calcext:conditional-format calcext:target-range-address="LT8710.E53:LT8710.E53">
            <calcext:condition calcext:apply-style-name="Good" calcext:value="&gt;[$LT8710.$C$53]" calcext:base-cell-address="LT8710.E53"/>
          </calcext:conditional-format>
          <calcext:conditional-format calcext:target-range-address="LT8710.E56:LT8710.E56">
            <calcext:condition calcext:apply-style-name="Good" calcext:value="&lt;[$LT8710.$G$56]" calcext:base-cell-address="LT8710.E56"/>
          </calcext:conditional-format>
          <calcext:conditional-format calcext:target-range-address="LT8710.E20:LT8710.E20">
            <calcext:condition calcext:apply-style-name="Good" calcext:value="between([$LT8710.$C$58],[$LT8710.$G$58])" calcext:base-cell-address="LT8710.E20"/>
          </calcext:conditional-format>
          <calcext:conditional-format calcext:target-range-address="LT8710.E19:LT8710.E19">
            <calcext:condition calcext:apply-style-name="Good" calcext:value="&gt;[$LT8710.$C$48]" calcext:base-cell-address="LT8710.E19"/>
          </calcext:conditional-format>
        </calcext:conditional-formats>
      </table:table>
      <table:table table:name="LT8710 - NFET" table:style-name="ta1"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style-name="Heading_20_1" office:value-type="string" calcext:value-type="string" table:number-columns-spanned="8" table:number-rows-spanned="1">
            <text:p>Design parameter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 table:style-name="Heading_20_2" office:value-type="string" calcext:value-type="string">
            <text:p>On state Vdrop</text:p>
          </table:table-cell>
          <table:table-cell table:number-columns-repeated="10"/>
        </table:table-row>
        <table:table-row table:style-name="ro3">
          <table:table-cell table:style-name="User_20_input" office:value-type="float" office:value="0.2" calcext:value-type="float">
            <text:p>0,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3" table:number-rows-repeated="4">
          <table:table-cell table:number-columns-repeated="11"/>
        </table:table-row>
        <table:table-row table:style-name="ro2">
          <table:table-cell table:style-name="Heading_20_2" office:value-type="string" calcext:value-type="string" table:number-columns-spanned="7" table:number-rows-spanned="1">
            <text:p>Part parameters</text:p>
          </table:table-cell>
          <table:covered-table-cell table:number-columns-repeated="6"/>
          <table:table-cell table:number-columns-repeated="4"/>
        </table:table-row>
        <table:table-row table:style-name="ro2">
          <table:table-cell table:style-name="Heading_20_2"/>
          <table:table-cell table:number-columns-repeated="10"/>
        </table:table-row>
        <table:table-row table:style-name="ro3">
          <table:table-cell office:value-type="string" calcext:value-type="string">
            <text:p>Vgs(th) </text:p>
          </table:table-cell>
          <table:table-cell/>
          <table:table-cell office:value-type="float" office:value="6.3" calcext:value-type="float">
            <text:p>6,3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Vgs(th) li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3" table:number-rows-repeated="14">
          <table:table-cell table:number-columns-repeated="11"/>
        </table:table-row>
        <table:table-row table:style-name="ro1">
          <table:table-cell table:style-name="Heading_20_1" office:value-type="string" calcext:value-type="string" table:number-columns-spanned="8" table:number-rows-spanned="1">
            <text:p>Computations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,</text:p>
          </table:table-cell>
          <table:table-cell/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alid Ron for Vdrop</text:p>
          </table:table-cell>
          <table:table-cell table:number-columns-repeated="5"/>
          <table:table-cell table:style-name="ce56" table:formula="of:=[.A3]/[$LT8710.E44]" office:value-type="float" office:value="0.0129264903517976" calcext:value-type="float">
            <text:p>0,013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3" table:number-rows-repeated="15">
          <table:table-cell table:number-columns-repeated="11"/>
        </table:table-row>
        <table:table-row table:style-name="ro3">
          <table:table-cell table:number-columns-repeated="10"/>
          <table:table-cell table:style-name="ce5"/>
        </table:table-row>
      </table:table>
      <table:table table:name="LT8710 - PFET" table:style-name="ta1"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style-name="Heading_20_1" office:value-type="string" calcext:value-type="string" table:number-columns-spanned="8" table:number-rows-spanned="1">
            <text:p>Design parameter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 table:style-name="Heading_20_2" office:value-type="string" calcext:value-type="string">
            <text:p>On state Vdrop</text:p>
          </table:table-cell>
          <table:table-cell table:number-columns-repeated="10"/>
        </table:table-row>
        <table:table-row table:style-name="ro3">
          <table:table-cell table:style-name="User_20_input" office:value-type="float" office:value="0.2" calcext:value-type="float">
            <text:p>0,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3" table:number-rows-repeated="4">
          <table:table-cell table:number-columns-repeated="11"/>
        </table:table-row>
        <table:table-row table:style-name="ro2">
          <table:table-cell table:style-name="Heading_20_2" office:value-type="string" calcext:value-type="string" table:number-columns-spanned="7" table:number-rows-spanned="1">
            <text:p>Part parameters</text:p>
          </table:table-cell>
          <table:covered-table-cell table:number-columns-repeated="6"/>
          <table:table-cell table:number-columns-repeated="4"/>
        </table:table-row>
        <table:table-row table:style-name="ro2">
          <table:table-cell table:style-name="Heading_20_2"/>
          <table:table-cell table:number-columns-repeated="10"/>
        </table:table-row>
        <table:table-row table:style-name="ro3">
          <table:table-cell office:value-type="string" calcext:value-type="string">
            <text:p>Vgs(th) </text:p>
          </table:table-cell>
          <table:table-cell/>
          <table:table-cell office:value-type="float" office:value="6.18" calcext:value-type="float">
            <text:p>6,18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Vgs(th) lin</text:p>
          </table:table-cell>
          <table:table-cell/>
          <table:table-cell office:value-type="float" office:value="3.42" calcext:value-type="float">
            <text:p>3,42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3" table:number-rows-repeated="14">
          <table:table-cell table:number-columns-repeated="11"/>
        </table:table-row>
        <table:table-row table:style-name="ro1">
          <table:table-cell table:style-name="Heading_20_1" office:value-type="string" calcext:value-type="string" table:number-columns-spanned="8" table:number-rows-spanned="1">
            <text:p>Computations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,</text:p>
          </table:table-cell>
          <table:table-cell/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alid Ron for Vdrop</text:p>
          </table:table-cell>
          <table:table-cell table:number-columns-repeated="5"/>
          <table:table-cell table:style-name="ce56" table:formula="of:=[.A3]/[$LT8710.E44]" office:value-type="float" office:value="0.0129264903517976" calcext:value-type="float">
            <text:p>0,013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3" table:number-rows-repeated="4">
          <table:table-cell table:number-columns-repeated="11"/>
        </table:table-row>
        <table:table-row table:style-name="ro3">
          <table:table-cell office:value-type="string" calcext:value-type="string">
            <text:p>https://www.mouser.fr/c/semiconductors/discrete-semiconductors/transistors/mosfet/?id%20-%20continuous%20drain%20current=12.5%20A~~50%20A&amp;number%20of%20channels=1%20Channel&amp;rds%20on%20-%20drain-source%20resistance=600%20uOhms~~20%20mOhms&amp;technology=Si&amp;transistor%20polarity=N-Channel&amp;vds%20-%20drain-source%20breakdown%20voltage=30%20V~~4.7%20kV&amp;vgs%20th%20-%20gate-source%20threshold%20voltage=0%20V~~3.9%20V&amp;rp=semiconductors%2Fdiscrete-semiconductors%2Ftransistors%2Fmosfet%7C~Vds%20-%20Drain-Source%20Breakdown%20Voltage%7C~Vgs%20th%20-%20Gate-Source%20Threshold%20Voltage%7C~Id%20-%20Continuous%20Drain%20Current%7C~Rds%20On%20-%20Drain-Source%20Resistance&amp;sort=qg%20-%20gate%20charge</text:p>
          </table:table-cell>
          <table:table-cell table:number-columns-repeated="10"/>
        </table:table-row>
        <table:table-row table:style-name="ro3" table:number-rows-repeated="10">
          <table:table-cell table:number-columns-repeated="11"/>
        </table:table-row>
        <table:table-row table:style-name="ro3">
          <table:table-cell table:number-columns-repeated="10"/>
          <table:table-cell table:style-name="ce5"/>
        </table:table-row>
      </table:table>
      <table:table table:name="Driver motor" table:style-name="ta1">
        <table:table-column table:style-name="co12" table:default-cell-style-name="Default"/>
        <table:table-column table:style-name="co8" table:number-columns-repeated="8" table:default-cell-style-name="Default"/>
        <table:table-row table:style-name="ro1">
          <table:table-cell table:style-name="Heading_20_1" office:value-type="string" calcext:value-type="string" table:number-columns-spanned="8" table:number-rows-spanned="1">
            <text:p>Design parameters</text:p>
          </table:table-cell>
          <table:covered-table-cell table:number-columns-repeated="7"/>
          <table:table-cell/>
        </table:table-row>
        <table:table-row table:style-name="ro2">
          <table:table-cell table:style-name="Heading_20_2" office:value-type="string" calcext:value-type="string">
            <text:p>Nominal gate voltage</text:p>
          </table:table-cell>
          <table:table-cell/>
          <table:table-cell table:style-name="Heading_20_2" office:value-type="string" calcext:value-type="string">
            <text:p>Edge freq</text:p>
          </table:table-cell>
          <table:table-cell/>
          <table:table-cell table:style-name="Heading_20_2" office:value-type="string" calcext:value-type="string">
            <text:p>Edge per cycle</text:p>
          </table:table-cell>
          <table:table-cell table:number-columns-repeated="4"/>
        </table:table-row>
        <table:table-row table:style-name="ro3">
          <table:table-cell table:style-name="User_20_input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ce58" office:value-type="float" office:value="10000" calcext:value-type="float">
            <text:p>10 000</text:p>
          </table:table-cell>
          <table:table-cell office:value-type="string" calcext:value-type="string">
            <text:p>Hz</text:p>
          </table:table-cell>
          <table:table-cell table:style-name="User_20_inpu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Heading_20_2" office:value-type="string" calcext:value-type="string">
            <text:p>Number of channels</text:p>
          </table:table-cell>
          <table:table-cell/>
          <table:table-cell table:style-name="Heading_20_2" office:value-type="string" calcext:value-type="string">
            <text:p>FET per channel</text:p>
          </table:table-cell>
          <table:table-cell table:number-columns-repeated="6"/>
        </table:table-row>
        <table:table-row table:style-name="ro3">
          <table:table-cell table:style-name="User_20_input" office:value-type="float" office:value="3" calcext:value-type="float">
            <text:p>3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2">
          <table:table-cell table:style-name="Heading_20_2" office:value-type="string" calcext:value-type="string" table:number-columns-spanned="7" table:number-rows-spanned="1">
            <text:p>Part parameters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table:style-name="Heading_20_2"/>
          <table:table-cell table:number-columns-repeated="8"/>
        </table:table-row>
        <table:table-row table:style-name="ro3">
          <table:table-cell office:value-type="string" calcext:value-type="string">
            <text:p>Qg</text:p>
          </table:table-cell>
          <table:table-cell/>
          <table:table-cell table:style-name="ce59" office:value-type="float" office:value="0.0000000482" calcext:value-type="float">
            <text:p>4,82E-08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(Qg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Rg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string" calcext:value-type="string">
            <text:p>Ohm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Qg(sw)</text:p>
          </table:table-cell>
          <table:table-cell/>
          <table:table-cell table:style-name="ce59" office:value-type="float" office:value="0.00000003" calcext:value-type="float">
            <text:p>3,00E-08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3" table:number-rows-repeated="10">
          <table:table-cell table:number-columns-repeated="9"/>
        </table:table-row>
        <table:table-row table:style-name="ro1">
          <table:table-cell table:style-name="Heading_20_1" office:value-type="string" calcext:value-type="string" table:number-columns-spanned="8" table:number-rows-spanned="1">
            <text:p>Computations</text:p>
          </table:table-cell>
          <table:covered-table-cell table:number-columns-repeated="7"/>
          <table:table-cell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,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ate capacitance</text:p>
          </table:table-cell>
          <table:table-cell table:number-columns-repeated="3"/>
          <table:table-cell table:formula="of:=[.C15]/[.A3]" office:value-type="float" office:value="0.00000000166666666667" calcext:value-type="float">
            <text:p>1,66666666666667E-09</text:p>
          </table:table-cell>
          <table:table-cell office:value-type="string" calcext:value-type="string">
            <text:p>F</text:p>
          </table:table-cell>
          <table:table-cell table:style-name="ce56"/>
          <table:table-cell table:number-columns-repeated="2"/>
        </table:table-row>
        <table:table-row table:style-name="ro3">
          <table:table-cell office:value-type="string" calcext:value-type="string">
            <text:p>Gate load tau</text:p>
          </table:table-cell>
          <table:table-cell table:number-columns-repeated="3"/>
          <table:table-cell table:formula="of:=[.E28]*[.C13]" office:value-type="float" office:value="0.00000000283333333333" calcext:value-type="float">
            <text:p>2,83333333333333E-09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Gate load time</text:p>
          </table:table-cell>
          <table:table-cell table:number-columns-repeated="3"/>
          <table:table-cell table:formula="of:=5*[.E29]" office:value-type="float" office:value="0.00000001416666666667" calcext:value-type="float">
            <text:p>1,41666666666667E-0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elative load time</text:p>
          </table:table-cell>
          <table:table-cell table:number-columns-repeated="3"/>
          <table:table-cell table:style-name="ce3" table:formula="of:=[.E3]*[.E31]*[.C3]" office:value-type="percentage" office:value="0.000141666666666667" calcext:value-type="percentage">
            <text:p>0,01 %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Pessimistic gate current</text:p>
          </table:table-cell>
          <table:table-cell table:number-columns-repeated="3"/>
          <table:table-cell table:formula="of:=[.A3]/[.C13]" office:value-type="float" office:value="10.5882352941176" calcext:value-type="float">
            <text:p>10,588235294117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verage gate current</text:p>
          </table:table-cell>
          <table:table-cell table:number-columns-repeated="3"/>
          <table:table-cell table:formula="of:=[.E32]*[.E34]" office:value-type="float" office:value="0.0015" calcext:value-type="float">
            <text:p>0,001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Total average current</text:p>
          </table:table-cell>
          <table:table-cell table:number-columns-repeated="3"/>
          <table:table-cell table:style-name="Result" table:formula="of:=[.E35]*[.A5]*2" office:value-type="float" office:value="0.009" calcext:value-type="float">
            <text:p>0,009</text:p>
          </table:table-cell>
          <table:table-cell table:style-name="Result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Only one fet/channel at a time but 2 motors</text:p>
          </table:table-cell>
        </table:table-row>
        <table:table-row table:style-name="ro3">
          <table:table-cell office:value-type="string" calcext:value-type="string">
            <text:p>Total average drive power</text:p>
          </table:table-cell>
          <table:table-cell table:number-columns-repeated="3"/>
          <table:table-cell table:style-name="Result" table:formula="of:=[.E37]*[.A3]" office:value-type="float" office:value="0.162" calcext:value-type="float">
            <text:p>0,162</text:p>
          </table:table-cell>
          <table:table-cell table:style-name="Result" office:value-type="string" calcext:value-type="string">
            <text:p>W</text:p>
          </table:table-cell>
          <table:table-cell table:number-columns-repeated="3"/>
        </table:table-row>
      </table:table>
      <table:table table:name="LT8710_Batt" table:style-name="ta1"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style-name="Heading_20_1" office:value-type="string" calcext:value-type="string" table:number-columns-spanned="8" table:number-rows-spanned="1">
            <text:p>Design parameter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 table:style-name="Heading_20_2" office:value-type="string" calcext:value-type="string" table:number-columns-spanned="2" table:number-rows-spanned="1">
            <text:p>Vin</text:p>
          </table:table-cell>
          <table:covered-table-cell/>
          <table:table-cell table:style-name="Heading_20_2" office:value-type="string" calcext:value-type="string" table:number-columns-spanned="2" table:number-rows-spanned="1">
            <text:p>Vout</text:p>
          </table:table-cell>
          <table:covered-table-cell/>
          <table:table-cell table:style-name="Heading_20_2" table:number-columns-spanned="2" table:number-rows-spanned="1"/>
          <table:covered-table-cell/>
          <table:table-cell table:style-name="Heading_20_2" office:value-type="string" calcext:value-type="string" table:number-columns-spanned="2" table:number-rows-spanned="1">
            <text:p>Freq.</text:p>
          </table:table-cell>
          <table:covered-table-cell/>
          <table:table-cell table:number-columns-repeated="3"/>
        </table:table-row>
        <table:table-row table:style-name="ro3">
          <table:table-cell table:style-name="User_20_input"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 table:style-name="User_20_input" office:value-type="float" office:value="12.4" calcext:value-type="float">
            <text:p>12,4</text:p>
          </table:table-cell>
          <table:table-cell office:value-type="string" calcext:value-type="string">
            <text:p>V</text:p>
          </table:table-cell>
          <table:table-cell table:style-name="User_20_input"/>
          <table:table-cell/>
          <table:table-cell table:style-name="ce38" office:value-type="float" office:value="250000" calcext:value-type="float">
            <text:p>250,00E+03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2">
          <table:table-cell table:style-name="Heading_20_2" office:value-type="string" calcext:value-type="string">
            <text:p>Vin min</text:p>
          </table:table-cell>
          <table:table-cell/>
          <table:table-cell table:style-name="Heading_20_2" office:value-type="string" calcext:value-type="string">
            <text:p>Vin max</text:p>
          </table:table-cell>
          <table:table-cell/>
          <table:table-cell table:style-name="Heading_20_2" office:value-type="string" calcext:value-type="string">
            <text:p>Cbatt</text:p>
          </table:table-cell>
          <table:table-cell/>
          <table:table-cell table:style-name="Heading_20_2" office:value-type="string" calcext:value-type="string">
            <text:p>Icharge</text:p>
          </table:table-cell>
          <table:table-cell table:number-columns-repeated="4"/>
        </table:table-row>
        <table:table-row table:style-name="ro3">
          <table:table-cell table:style-name="User_20_input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style-name="User_20_input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User_20_input" office:value-type="float" office:value="3.45" calcext:value-type="float">
            <text:p>3,45</text:p>
          </table:table-cell>
          <table:table-cell office:value-type="string" calcext:value-type="string">
            <text:p>Ah</text:p>
          </table:table-cell>
          <table:table-cell table:style-name="User_20_input"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table:style-name="Heading_20_2" office:value-type="string" calcext:value-type="string" table:number-columns-spanned="7" table:number-rows-spanned="1">
            <text:p>Part parameters</text:p>
          </table:table-cell>
          <table:covered-table-cell table:number-columns-repeated="6"/>
          <table:table-cell table:number-columns-repeated="4"/>
        </table:table-row>
        <table:table-row table:style-name="ro3">
          <table:table-cell table:style-name="ce2" office:value-type="string" calcext:value-type="string">
            <text:p>Current Limit/ DC coefs</text:p>
          </table:table-cell>
          <table:table-cell/>
          <table:table-cell office:value-type="string" calcext:value-type="string">
            <text:p>DC1</text:p>
          </table:table-cell>
          <table:table-cell/>
          <table:table-cell table:style-name="ce3" office:value-type="percentage" office:value="0.4" calcext:value-type="percentage">
            <text:p>40,00 %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Delta CS1</text:p>
          </table:table-cell>
          <table:table-cell/>
          <table:table-cell office:value-type="float" office:value="0.045" calcext:value-type="float">
            <text:p>0,04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DC2</text:p>
          </table:table-cell>
          <table:table-cell/>
          <table:table-cell table:style-name="ce3" office:value-type="percentage" office:value="0.8" calcext:value-type="percentage">
            <text:p>80,00 %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Delta CS2</text:p>
          </table:table-cell>
          <table:table-cell/>
          <table:table-cell office:value-type="float" office:value="0.035" calcext:value-type="float">
            <text:p>0,03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Rsense </text:p>
          </table:table-cell>
          <table:table-cell/>
          <table:table-cell office:value-type="string" calcext:value-type="string">
            <text:p>Rsense1</text:p>
          </table:table-cell>
          <table:table-cell/>
          <table:table-cell table:style-name="ce31" table:formula="of:=0.001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Rsense2</text:p>
          </table:table-cell>
          <table:table-cell/>
          <table:table-cell table:style-name="ce32" office:value-type="float" office:value="0.005" calcext:value-type="float">
            <text:p>0,005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Inductor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65" office:value-type="float" office:value="0.0000033" calcext:value-type="float">
            <text:p>3,30E-0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nput FB limits</text:p>
          </table:table-cell>
          <table:table-cell/>
          <table:table-cell office:value-type="string" calcext:value-type="string">
            <text:p>Low level</text:p>
          </table:table-cell>
          <table:table-cell/>
          <table:table-cell office:value-type="float" office:value="1.55" calcext:value-type="float">
            <text:p>1,5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High level</text:p>
          </table:table-cell>
          <table:table-cell/>
          <table:table-cell office:value-type="float" office:value="1.662" calcext:value-type="float">
            <text:p>1,662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Cimon</text:p>
          </table:table-cell>
          <table:table-cell table:number-columns-repeated="3"/>
          <table:table-cell table:style-name="ce66" office:value-type="float" office:value="0.000000068" calcext:value-type="float">
            <text:p>6,80E-08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SS Capa</text:p>
          </table:table-cell>
          <table:table-cell table:number-columns-repeated="3"/>
          <table:table-cell table:style-name="ce67" office:value-type="float" office:value="0.00000062" calcext:value-type="float">
            <text:p>620,00E-09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 table:number-rows-repeated="2"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Heading_20_1" office:value-type="string" calcext:value-type="string" table:number-columns-spanned="8" table:number-rows-spanned="1">
            <text:p>Computations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,</text:p>
          </table:table-cell>
          <table:table-cell/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utput current at max V</text:p>
          </table:table-cell>
          <table:table-cell table:number-columns-repeated="3"/>
          <table:table-cell table:style-name="ce40" table:formula="of:==[.E5]*[.G5]" office:value-type="float" office:value="1.725" calcext:value-type="float">
            <text:p>1,7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uty cycle max</text:p>
          </table:table-cell>
          <table:table-cell/>
          <table:table-cell table:style-name="ce3" office:value-type="percentage" office:value="0.2" calcext:value-type="percentage">
            <text:p>20,00 %</text:p>
          </table:table-cell>
          <table:table-cell/>
          <table:table-cell table:style-name="ce68" table:formula="of:=[.C3]/([.A5]+[.C3])" office:value-type="percentage" office:value="0.508196721311475" calcext:value-type="percentage">
            <text:p>50,82 %</text:p>
          </table:table-cell>
          <table:table-cell/>
          <table:table-cell table:style-name="ce3" office:value-type="percentage" office:value="0.8" calcext:value-type="percentage">
            <text:p>80,00 %</text:p>
          </table:table-cell>
          <table:table-cell table:number-columns-repeated="4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CLvsDC Coeff</text:p>
          </table:table-cell>
          <table:table-cell table:number-columns-repeated="3"/>
          <table:table-cell table:formula="of:=([.E10]-[.E8])/([.E9]-[.E7])" office:value-type="float" office:value="-0.025" calcext:value-type="float">
            <text:p>-0,02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LvsDC Offset</text:p>
          </table:table-cell>
          <table:table-cell table:number-columns-repeated="3"/>
          <table:table-cell table:formula="of:=[.E8]-([.E29]*[.E7])" office:value-type="float" office:value="0.055" calcext:value-type="float">
            <text:p>0,0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lvsDC Check</text:p>
          </table:table-cell>
          <table:table-cell table:number-columns-repeated="3"/>
          <table:table-cell table:style-name="ce69" table:formula="of:=[.E7]*[.E29]+[.E30]" office:value-type="float" office:value="0.045" calcext:value-type="float">
            <text:p>0,045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lta input curr sense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V</text:p>
          </table:table-cell>
          <table:table-cell table:style-name="ce71" table:formula="of:=[.E27]*[.E29]+[.E30]" office:value-type="float" office:value="0.0422950819672131" calcext:value-type="float">
            <text:p>0,04230</text:p>
          </table:table-cell>
          <table:table-cell office:value-type="string" calcext:value-type="string">
            <text:p>V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Rsense 1 Max</text:p>
          </table:table-cell>
          <table:table-cell table:number-columns-repeated="3"/>
          <table:table-cell table:style-name="ce70" table:formula="of:=0.58*[.E33]/[.E25]*(1-[.E27])" office:value-type="float" office:value="0.00699391234240445" calcext:value-type="float">
            <text:p>0,007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Rsense 2 Max</text:p>
          </table:table-cell>
          <table:table-cell table:number-columns-repeated="3"/>
          <table:table-cell table:style-name="ce70" table:formula="of:=0.05/(1.6*[.E25])" office:value-type="float" office:value="0.0181159420289855" calcext:value-type="float">
            <text:p>0,018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Ltyp</text:p>
          </table:table-cell>
          <table:table-cell table:number-columns-repeated="3"/>
          <table:table-cell table:style-name="ce5" table:formula="of:=([.E12]*[.C3]/(0.0125*[.G3]))*([.A5]/([.A5]+[.C3]))" office:value-type="float" office:value="0.00000195147540983607" calcext:value-type="float">
            <text:p>1,95E-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in</text:p>
          </table:table-cell>
          <table:table-cell table:number-columns-repeated="3"/>
          <table:table-cell table:style-name="ce5" table:formula="of:=(([.E12]*[.C3])/(0.04*[.G3]))*(1-([.A5]/[.C3])^2)" office:value-type="float" office:value="0.00000007870967741936" calcext:value-type="float">
            <text:p>78,71E-0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ax</text:p>
          </table:table-cell>
          <table:table-cell table:number-columns-repeated="3"/>
          <table:table-cell table:style-name="ce5" table:formula="of:=(([.E12]*[.C3])/(0.005*[.G3])*([.A5]/([.A5]+[.C3])))" office:value-type="float" office:value="0.00000487868852459017" calcext:value-type="float">
            <text:p>4,88E-06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5"/>
          <table:table-cell table:number-columns-repeated="6"/>
        </table:table-row>
        <table:table-row table:style-name="ro3">
          <table:table-cell office:value-type="string" calcext:value-type="string">
            <text:p>Lmin for subharmonics</text:p>
          </table:table-cell>
          <table:table-cell table:number-columns-repeated="3"/>
          <table:table-cell table:style-name="ce5" table:formula="of:=IF([.E27]&gt;0.5;([.A3]*[.E12]*(2*[.E27]-1))/(0.04*[.E27]*[.G3]*(1-[.E27]));0)" office:value-type="float" office:value="0.0000000852688172043" calcext:value-type="float">
            <text:p>85,27E-09</text:p>
          </table:table-cell>
          <table:table-cell table:number-columns-repeated="3"/>
          <table:table-cell office:value-type="string" calcext:value-type="string">
            <text:p>(!= 0 only if DC&gt;0,5)</text:p>
          </table:table-cell>
          <table:table-cell/>
          <table:table-cell table:style-name="ce5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Final Lrange</text:p>
          </table:table-cell>
          <table:table-cell/>
          <table:table-cell table:style-name="ce62" table:formula="of:=MAX([.E37];[.E38];[.E41])" office:value-type="float" office:value="0.00000195147540983607" calcext:value-type="float">
            <text:p>1,95E-06</text:p>
          </table:table-cell>
          <table:table-cell/>
          <table:table-cell table:style-name="ce12" table:formula="of:=[.E15]" office:value-type="float" office:value="0.0000033" calcext:value-type="float">
            <text:p>3,30E-06</text:p>
          </table:table-cell>
          <table:table-cell/>
          <table:table-cell table:style-name="ce75" table:formula="of:=[.E39]" office:value-type="float" office:value="0.00000487868852459017" calcext:value-type="float">
            <text:p>4,88E-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 Peak current</text:p>
          </table:table-cell>
          <table:table-cell table:number-columns-repeated="3"/>
          <table:table-cell table:formula="of:=(0.057/([.E13]*(1-[.E27])))+(([.A3]*[.E27])/(2*[.G3]*[.E15]))" office:value-type="float" office:value="27.1839741679086" calcext:value-type="float">
            <text:p>27,1839741679086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Cout</text:p>
          </table:table-cell>
          <table:table-cell/>
          <table:table-cell table:style-name="ce5" table:formula="of:=([.E3]*[.E27]/([.G3]*0.005*[.C3]))" office:value-type="float" office:value="0" calcext:value-type="float">
            <text:p>0,00E+00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3">
          <table:table-cell table:style-name="ce2" office:value-type="string" calcext:value-type="string">
            <text:p>Cin</text:p>
          </table:table-cell>
          <table:table-cell/>
          <table:table-cell table:style-name="ce5" table:formula="of:=([.E27]/(8*[.E15]*0.005*[.G3]^2))" office:value-type="float" office:value="0.0000615996025832091" calcext:value-type="float">
            <text:p>61,60E-06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3">
          <table:table-cell table:style-name="ce2" office:value-type="string" calcext:value-type="string">
            <text:p>Cimon</text:p>
          </table:table-cell>
          <table:table-cell/>
          <table:table-cell table:style-name="ce5" table:formula="of:=(0.0001*[.E27]/(0.005*[.G3]))" office:value-type="float" office:value="0.00000004065573770492" calcext:value-type="float">
            <text:p>40,66E-09</text:p>
          </table:table-cell>
          <table:table-cell/>
          <table:table-cell table:style-name="ce13" table:formula="of:=[.E19]" office:value-type="float" office:value="0.000000068" calcext:value-type="float">
            <text:p>68,00E-09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Rfbx</text:p>
          </table:table-cell>
          <table:table-cell table:number-columns-repeated="3"/>
          <table:table-cell table:style-name="ce13" table:formula="of:=([.C3]-1.213)/(0.0000837)" office:value-type="float" office:value="133655.913978495" calcext:value-type="float">
            <text:p>133,66E+03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Rt</text:p>
          </table:table-cell>
          <table:table-cell table:number-columns-repeated="3"/>
          <table:table-cell table:style-name="ce13" table:formula="of:=1000*((35880/([.G3]/1000))-1)" office:value-type="float" office:value="142520" calcext:value-type="float">
            <text:p>142,52E+03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Coeff VMpp/FBin</text:p>
          </table:table-cell>
          <table:table-cell table:number-columns-repeated="3"/>
          <table:table-cell table:style-name="ce35" table:formula="of:=[.E17]/[.A3]" office:value-type="float" office:value="0.127846153846154" calcext:value-type="float">
            <text:p>0,1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in accepted</text:p>
          </table:table-cell>
          <table:table-cell/>
          <table:table-cell table:formula="of:=[.A5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style-name="ce73" table:formula="of:=[.E16]/[.E52]" office:value-type="float" office:value="12.1239470517449" calcext:value-type="float">
            <text:p>12,124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lta</text:p>
          </table:table-cell>
          <table:table-cell table:number-columns-repeated="3"/>
          <table:table-cell table:style-name="ce3" table:formula="of:=1-([.E53]/[.C53])" office:value-type="percentage" office:value="-0.0103289209787405" calcext:value-type="percentage">
            <text:p>-1,03 %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Input cap for regulation stab</text:p>
          </table:table-cell>
          <table:table-cell table:number-columns-repeated="3"/>
          <table:table-cell table:style-name="ce74" table:formula="of:=([$'Solar Cells'.E13]*(1/[.G3])/([.A3]-[.E53]))" office:value-type="float" office:value="0.0000212955164835165" calcext:value-type="float">
            <text:p>21,30E-06</text:p>
          </table:table-cell>
          <table:table-cell office:value-type="string" calcext:value-type="string">
            <text:p>F</text:p>
          </table:table-cell>
          <table:table-cell table:style-name="ce5" table:formula="of:=[.C47]" office:value-type="float" office:value="0.0000615996025832091" calcext:value-type="float">
            <text:p>61,60E-06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SS capa range</text:p>
          </table:table-cell>
          <table:table-cell/>
          <table:table-cell table:style-name="ce5" table:formula="of:=MAX(0.0000001;5*[.E48])" office:value-type="float" office:value="0.00000034" calcext:value-type="float">
            <text:p>340,00E-09</text:p>
          </table:table-cell>
          <table:table-cell/>
          <table:table-cell table:style-name="ce13" table:formula="of:=[.E20]" office:value-type="float" office:value="0.00000062" calcext:value-type="float">
            <text:p>620,00E-09</text:p>
          </table:table-cell>
          <table:table-cell/>
          <table:table-cell table:formula="of:=0.000001" office:value-type="float" office:value="0.000001" calcext:value-type="float">
            <text:p>0,000001</text:p>
          </table:table-cell>
          <table:table-cell table:number-columns-repeated="4"/>
        </table:table-row>
        <calcext:conditional-formats>
          <calcext:conditional-format calcext:target-range-address="LT8710_Batt.E27:LT8710_Batt.E27">
            <calcext:condition calcext:apply-style-name="Good" calcext:value="between([.C27],[.G27])" calcext:base-cell-address="LT8710_Batt.E27"/>
            <calcext:condition calcext:apply-style-name="Accent" calcext:value="=0" calcext:base-cell-address="LT8710_Batt.E27"/>
          </calcext:conditional-format>
          <calcext:conditional-format calcext:target-range-address="LT8710_Batt.E31:LT8710_Batt.E31">
            <calcext:condition calcext:apply-style-name="Good" calcext:value="=[$LT8710.$E$8]" calcext:base-cell-address="LT8710_Batt.E31"/>
          </calcext:conditional-format>
          <calcext:conditional-format calcext:target-range-address="LT8710_Batt.E33:LT8710_Batt.E33">
            <calcext:condition calcext:apply-style-name="Good" calcext:value="between([$LT8710.$C$33],[$LT8710.$G$33])" calcext:base-cell-address="LT8710_Batt.E33"/>
          </calcext:conditional-format>
          <calcext:conditional-format calcext:target-range-address="LT8710_Batt.E12:LT8710_Batt.E12">
            <calcext:condition calcext:apply-style-name="Good" calcext:value="&lt;[$LT8710.$E$34]" calcext:base-cell-address="LT8710_Batt.E12"/>
          </calcext:conditional-format>
          <calcext:conditional-format calcext:target-range-address="LT8710_Batt.E13:LT8710_Batt.E13">
            <calcext:condition calcext:apply-style-name="Good" calcext:value="&lt;[$LT8710.$E$35]" calcext:base-cell-address="LT8710_Batt.E13"/>
          </calcext:conditional-format>
          <calcext:conditional-format calcext:target-range-address="LT8710_Batt.C43:LT8710_Batt.C43">
            <calcext:condition calcext:apply-style-name="Good" calcext:value="&lt;[$LT8710.$G$43]" calcext:base-cell-address="LT8710_Batt.C43"/>
          </calcext:conditional-format>
          <calcext:conditional-format calcext:target-range-address="LT8710_Batt.G43:LT8710_Batt.G43">
            <calcext:condition calcext:apply-style-name="Good" calcext:value="&gt;[$LT8710.$C$43]" calcext:base-cell-address="LT8710_Batt.G43"/>
          </calcext:conditional-format>
          <calcext:conditional-format calcext:target-range-address="LT8710_Batt.E15:LT8710_Batt.E15">
            <calcext:condition calcext:apply-style-name="Good" calcext:value="between([$LT8710.$C$43],[$LT8710.$G$43])" calcext:base-cell-address="LT8710_Batt.E15"/>
          </calcext:conditional-format>
          <calcext:conditional-format calcext:target-range-address="LT8710_Batt.E53:LT8710_Batt.E53">
            <calcext:condition calcext:apply-style-name="Good" calcext:value="&gt;[$LT8710.$C$53]" calcext:base-cell-address="LT8710_Batt.E53"/>
          </calcext:conditional-format>
          <calcext:conditional-format calcext:target-range-address="LT8710_Batt.E56:LT8710_Batt.E56">
            <calcext:condition calcext:apply-style-name="Good" calcext:value="&lt;[$LT8710.$G$56]" calcext:base-cell-address="LT8710_Batt.E56"/>
          </calcext:conditional-format>
          <calcext:conditional-format calcext:target-range-address="LT8710_Batt.E20:LT8710_Batt.E20">
            <calcext:condition calcext:apply-style-name="Good" calcext:value="between([$LT8710.$C$58],[$LT8710.$G$58])" calcext:base-cell-address="LT8710_Batt.E20"/>
          </calcext:conditional-format>
          <calcext:conditional-format calcext:target-range-address="LT8710_Batt.E19:LT8710_Batt.E19">
            <calcext:condition calcext:apply-style-name="Good" calcext:value="&gt;[$LT8710.$C$48]" calcext:base-cell-address="LT8710_Batt.E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5" number:min-decimal-places="5" number:min-integer-digits="1" number:grouping="true"/>
    </number:number-style>
    <number:number-style style:name="N119">
      <number:number number:decimal-places="4" number:min-decimal-places="4" number:min-integer-digits="1" number:grouping="true"/>
    </number:number-style>
    <number:number-style style:name="N118">
      <number:number number:decimal-places="3" number:min-decimal-places="3" number:min-integer-digits="1" number:grouping="true"/>
    </number:number-style>
    <number:number-style style:name="N117">
      <number:number number:decimal-places="15" number:min-decimal-places="15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0">
      <number:number number:decimal-places="17" number:min-decimal-places="17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ser_20_input" style:display-name="User input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2:20:07.238305313</meta:creation-date>
    <dc:date>2024-04-30T01:10:46.808224843</dc:date>
    <meta:editing-duration>PT15H57M17S</meta:editing-duration>
    <meta:editing-cycles>13</meta:editing-cycles>
    <meta:generator>LibreOffice/7.3.7.2$Linux_X86_64 LibreOffice_project/30$Build-2</meta:generator>
    <meta:document-statistic meta:table-count="6" meta:cell-count="388" meta:object-count="0"/>
  </office:meta>
</office:document-meta>
</file>